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0898in"/>
    </style:style>
    <style:style style:name="co4" style:family="table-column">
      <style:table-column-properties fo:break-before="auto" style:column-width="0.11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5" office:value-type="string" calcext:value-type="string">
            <text:p>AX – 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 PAR</text:p>
          </table:table-cell>
          <table:table-cell office:value-type="string" calcext:value-type="string">
            <text:p>POS IMPAR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ULTADO</text:p>
          </table:table-cell>
          <table:table-cell table:number-columns-repeated="2"/>
          <table:table-cell office:value-type="string" calcext:value-type="string">
            <text:p>PILA</text:p>
          </table:table-cell>
          <table:table-cell table:number-columns-repeated="8"/>
          <table:table-cell office:value-type="string" calcext:value-type="string">
            <text:p>ARRAY OP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ARRAY F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11"/>
          <table:table-cell table:style-name="ce9" office:value-type="string" calcext:value-type="string">
            <text:p>operaciones</text:p>
          </table:table-cell>
          <table:table-cell office:value-type="string" calcext:value-type="string">
            <text:p>operaciones</text:p>
          </table:table-cell>
          <table:table-cell/>
          <table:table-cell office:value-type="string" calcext:value-type="string">
            <text:p>operacion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operacion1</text:p>
          </table:table-cell>
          <table:table-cell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mov bl,al</text:p>
          </table:table-cell>
          <table:table-cell office:value-type="float" office:value="-10" calcext:value-type="float">
            <text:p>-10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num</text:p>
          </table:table-cell>
          <table:table-cell/>
          <table:table-cell table:style-name="ce9" office:value-type="string" calcext:value-type="string">
            <text:p>operacion1</text:p>
          </table:table-cell>
          <table:table-cell table:number-columns-repeated="2"/>
          <table:table-cell office:value-type="string" calcext:value-type="string">
            <text:p>operacion1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string" calcext:value-type="string">
            <text:p>BH</text:p>
          </table:table-cell>
          <table:table-cell office:value-type="string" calcext:value-type="string">
            <text:p>mov bh,al</text:p>
          </table:table-cell>
          <table:table-cell office:value-type="float" office:value="-40" calcext:value-type="float">
            <text:p>-40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num</text:p>
          </table:table-cell>
          <table:table-cell/>
          <table:table-cell table:style-name="ce9" office:value-type="string" calcext:value-type="string">
            <text:p>mul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mov dl,al</text:p>
          </table:table-cell>
          <table:table-cell office:value-type="string" calcext:value-type="string">
            <text:p>Signo -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igno +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Signo 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I ES #, INC SI Y DE LA POS[SI] AGREGAR EL SIMBOLO</text:p>
          </table:table-cell>
          <table:table-cell table:number-columns-repeated="4"/>
          <table:table-cell table:style-name="ce9" office:value-type="string" calcext:value-type="string">
            <text:p>SIGNO -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office:value-type="string" calcext:value-type="string">
            <text:p>SI ES RES. ID, INC SI Y DE LA POS[SI] AGREGAR</text:p>
          </table:table-cell>
          <table:table-cell table:number-columns-repeated="4"/>
          <table:table-cell table:style-name="ce9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L SIMBOLO ! AL INICIO</text:p>
          </table:table-cell>
          <table:table-cell table:number-columns-repeated="4"/>
          <table:table-cell table:style-name="ce9" office:value-type="string" calcext:value-type="string">
            <text:p>div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GUARDAR EL PADRE</text:p>
          </table:table-cell>
          <table:table-cell table:number-columns-repeated="4"/>
          <table:table-cell table:style-name="ce9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Signo 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9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8"/>
          <table:table-cell table:style-name="ce9" office:value-type="string" calcext:value-type="string">
            <text:p>operacion2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table:style-name="ce9"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div</text:p>
          </table:table-cell>
          <table:table-cell table:number-columns-repeated="8"/>
          <table:table-cell table:style-name="ce9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table:style-name="ce9"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4"/>
          <table:table-cell table:style-name="ce9" office:value-type="float" office:value="-30" calcext:value-type="float">
            <text:p>-30</text:p>
          </table:table-cell>
          <table:table-cell table:number-columns-repeated="8"/>
          <table:table-cell table:style-name="ce9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-2" calcext:value-type="float">
            <text:p>-2</text:p>
          </table:table-cell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9" office:value-type="string" calcext:value-type="string">
            <text:p>!operacion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9" office:value-type="string" calcext:value-type="string">
            <text:p>operacion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9" office:value-type="string" calcext:value-type="string">
            <text:p>Signo -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9"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9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9"/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 table:number-rows-repeated="4">
          <table:table-cell table:number-columns-repeated="5"/>
          <table:table-cell table:style-name="ce9"/>
          <table:table-cell table:number-columns-repeated="12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ERIFICAR QUE NO SE HA LLEGADO AL FIN DEL ARCHIV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UARDAR EL PADRE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ACER PUSH DE CADA OBJET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CER 1 POP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RIFICAR SI ES #, PARA NO GUARDARL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I ES RES. ID, TAMPOCO SE GUARD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E LO CONTRARIO, SE GUARDA EN ARRAY OP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RECORRER EL ARRAY DESDE POS. 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SI NO ES SIGNO, HACER PUSH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SI ES SIGNO, HACER 2 POP Y HACER LO OPERACIO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PARA VOLVERLE A HACER PUSH AL RESULTADO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HASTA SI-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CUANDO EL CONTADOR SEA SI, SE GUARDA EN EL ARRAY R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EL CONTENIDO DE ARRAYOP[SI], SEGUIDO DE HACER UN POP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Y GUARDAR EN LA SIGUIENTE POS DEL ARRAYRES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CLEAN ARRAY OP PARA SEGUIR NUEVAMENTE A PASO 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9:21:40.076315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13:09:15.664121496</meta:creation-date>
    <meta:generator>LibreOffice/7.0.1.2$Linux_X86_64 LibreOffice_project/00$Build-2</meta:generator>
    <dc:date>2020-10-06T21:31:01.986413536</dc:date>
    <meta:editing-duration>PT8H47M14S</meta:editing-duration>
    <meta:editing-cycles>15</meta:editing-cycles>
    <meta:document-statistic meta:table-count="1" meta:cell-count="100" meta:object-count="0"/>
  </office:meta>
</office:document-meta>
</file>